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 style:shadow="none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 style:shadow="none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表格3" style:family="table">
      <style:table-properties style:width="17cm" table:align="margins" style:shadow="none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2pt" style:font-size-asian="12pt" style:font-size-complex="12pt"/>
    </style:style>
    <style:style style:name="P2" style:family="paragraph" style:parent-style-name="Text_20_body" style:list-style-name="L1">
      <style:text-properties fo:font-size="12pt" style:font-size-asian="12pt" style:font-size-complex="12pt"/>
    </style:style>
    <style:style style:name="P3" style:family="paragraph" style:parent-style-name="Text_20_body">
      <style:text-properties fo:font-size="12pt" officeooo:paragraph-rsid="0015c86b" style:font-size-asian="12pt" style:font-size-complex="12pt"/>
    </style:style>
    <style:style style:name="P4" style:family="paragraph" style:parent-style-name="Text_20_body">
      <style:text-properties fo:font-size="12pt" officeooo:paragraph-rsid="0017a8ef" style:font-size-asian="12pt" style:font-size-complex="12pt"/>
    </style:style>
    <style:style style:name="P5" style:family="paragraph" style:parent-style-name="Text_20_body" style:list-style-name="L2">
      <style:text-properties fo:font-size="12pt" style:font-size-asian="12pt" style:font-size-complex="12pt"/>
    </style:style>
    <style:style style:name="P6" style:family="paragraph" style:parent-style-name="Text_20_body" style:list-style-name="L2">
      <style:text-properties fo:font-size="12pt" officeooo:paragraph-rsid="0017a8ef" style:font-size-asian="12pt" style:font-size-complex="12pt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15c86b"/>
    </style:style>
    <style:style style:name="P9" style:family="paragraph" style:parent-style-name="Table_20_Contents">
      <style:text-properties fo:font-size="12pt" officeooo:rsid="0015c86b" officeooo:paragraph-rsid="0015c86b" style:font-size-asian="12pt" style:font-size-complex="12pt"/>
    </style:style>
    <style:style style:name="T1" style:family="text">
      <style:text-properties officeooo:rsid="0015c86b"/>
    </style:style>
    <style:style style:name="T2" style:family="text">
      <style:text-properties fo:font-variant="normal" fo:text-transform="none" fo:color="#007330" style:text-line-through-style="none" style:text-line-through-type="none" style:font-name="Arial" fo:font-size="10.5pt" fo:letter-spacing="normal" fo:font-style="normal" style:text-underline-style="none" fo:font-weight="normal" style:text-blinking="false" fo:padding="0cm" fo:border="none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5c86b" style:font-size-asian="12pt" style:font-size-complex="12pt"/>
    </style:style>
    <style:style style:name="T7" style:family="text">
      <style:text-properties officeooo:rsid="0017a8e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为了使用Qt <text:span text:style-name="T1">for </text:span>Android，您需要满足以下条件：</text:p>
      <text:list xml:id="list4301545079449648934" text:style-name="L1">
        <text:list-item>
          <text:p text:style-name="P2">Android SDK <text:span text:style-name="T1">Tools</text:span></text:p>
        </text:list-item>
        <text:list-item>
          <text:p text:style-name="P2"><text:span text:style-name="T1">The </text:span>Android NDK</text:p>
        </text:list-item>
        <text:list-item>
          <text:p text:style-name="P2">Apache Ant V1.8或更高版本</text:p>
        </text:list-item>
        <text:list-item>
          <text:p text:style-name="P7">Java SE Development Kit<text:span text:style-name="T5">（JDK）V6或更高版本。您还可以使用的OpenJDK在Linux上。</text:span></text:p>
        </text:list-item>
        <text:list-item>
          <text:p text:style-name="P2">在Windows上，你需要以下额外的安装：</text:p>
          <text:list>
            <text:list-item>
              <text:p text:style-name="P8">Android Debug Bridge<text:span text:style-name="T5">（ADB）在Windows平台上</text:span><text:span text:style-name="T6">的</text:span><text:span text:style-name="T5">驱动程序以便能使用USB调试。在Windows的USB驱动程序默认不允许调试。有关如何获取USB驱动程序的详细信息，请参阅http://developer.android.com/sdk/win-usb.html。</text:span></text:p>
            </text:list-item>
            <text:list-item>
              <text:p text:style-name="P2">安装驱动程序后，请尝试运行一些基本的adb命令检查你的设备是否响应了。</text:p>
            </text:list-item>
          </text:list>
        </text:list-item>
      </text:list>
      <text:p text:style-name="P3"><text:tab/>安装这些工具后，更新Android SDK来获得开发所需的API和工具包。您可以使用自带的SDK工具包更新SDK。例如，在Ubuntu下使用下面命令启动Android SDK管理器，使您能够选择要安装的软件包：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Table_20_Contents">./android <text:span text:style-name="T1">update </text:span>SDK</text:p>
          </table:table-cell>
        </table:table-row>
      </table:table>
      <text:p text:style-name="P3"/>
      <text:p text:style-name="P3">注意：如果你在一台64位的Linux机器上开发，您必须安装以下的依赖，以运行32位可执行程序，这使得Qt Creator中发现设备部署到：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9">sudo apt-get install libstdc++6:i386 libgcc1:i386 zlib1g:i386 libncurses5:i386</text:p>
          </table:table-cell>
        </table:table-row>
      </table:table>
      <text:p text:style-name="P3"/>
      <text:p text:style-name="P1"><text:tab/>要运行仿真器，下面的相关性也是必要的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Table_20_Contents">sudo apt-get install libsdl1.2debian:i386</text:p>
          </table:table-cell>
        </table:table-row>
      </table:table>
      <text:p text:style-name="P1"/>
      <text:h text:style-name="Heading_20_3" text:outline-level="3">安装Qt <text:span text:style-name="T7">for </text:span>Android</text:h>
      <text:p text:style-name="P4"><text:tab/>可以从下载页面下载不同平台的Qt 5安装程序。选择一个合适的。</text:p>
      <text:p text:style-name="P1"><text:tab/>一旦你有安装程序，请按照下列步骤操作：</text:p>
      <text:list xml:id="list5789733317585808249" text:style-name="L2">
        <text:list-item>
          <text:p text:style-name="P6">运行安装程序，开始安装Qt 5在您的开发平台上。</text:p>
        </text:list-item>
        <text:list-item>
          <text:p text:style-name="P5">选择您需要在选择组件窗口中的组件，然后单击下一步。</text:p>
        </text:list-item>
        <text:list-item>
          <text:p text:style-name="P5">在安装完成后，安装程序允许您打开Qt Creator中的自述。选择打开Qt Creator中，然后单击完成。</text:p>
        </text:list-item>
        <text:list-item>
          <text:p text:style-name="P5">选择工具&gt;选项&gt; Android的Qt Creator中添加了Android NDK和SDK路径。欲了解更<text:soft-page-break/>多详情，请参见Qt Creator的手册。</text:p>
        </text:list-item>
      </text:list>
      <text:p text:style-name="P1"><text:tab/>现在，您可以通过运行附带以前安装了Qt 5包中的例子测试开发设置。您可以浏览Qt Creator中欢迎模式的例子。使用Android过滤器在搜索栏中列出所有Android上测试的例子。</text:p>
      <text:p text:style-name="Text_20_body"><text:span text:style-name="T5"><text:tab/>要从头开始开发一个简单的应用程序，请参阅</text:span>Creating a Mobile Application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13:52:47.047126512</meta:creation-date>
    <dc:date>2015-12-15T14:11:21.388145440</dc:date>
    <meta:editing-duration>PT17M52S</meta:editing-duration>
    <meta:editing-cycles>3</meta:editing-cycles>
    <meta:generator>LibreOffice/4.2.8.2$Linux_X86_64 LibreOffice_project/420m0$Build-2</meta:generator>
    <meta:document-statistic meta:table-count="3" meta:image-count="0" meta:object-count="0" meta:page-count="2" meta:paragraph-count="23" meta:word-count="617" meta:character-count="1078" meta:non-whitespace-character-count="1029"/>
  </office:meta>
</office:document-meta>
</file>